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MainThreadTest.testPostInBackground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entBusMainThreadTest.onEventMainThread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MainThreadTest.testP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